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able-cell-properties fo:background-color="#ffff99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1016" table:default-cell-style-name="Default"/>
        <table:table-row table:style-name="ro1">
          <table:table-cell office:value-type="string">
            <text:p>Overall Width at Break Point</text:p>
          </table:table-cell>
          <table:table-cell table:style-name="ce1" office:value-type="float" office:value="1170">
            <text:p>1170</text:p>
          </table:table-cell>
          <table:table-cell table:style-name="ce1" office:value-type="float" office:value="970">
            <text:p>970</text:p>
          </table:table-cell>
          <table:table-cell table:style-name="Default" office:value-type="float" office:value="750">
            <text:p>75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Full Grid width</text:p>
          </table:table-cell>
          <table:table-cell table:style-name="Default" table:formula="of:=[.B1]/12" office:value-type="float" office:value="97.5">
            <text:p>97.5</text:p>
          </table:table-cell>
          <table:table-cell table:style-name="Default" table:formula="of:=[.C1]/12" office:value-type="float" office:value="80.8333333333333">
            <text:p>80.8333333333</text:p>
          </table:table-cell>
          <table:table-cell table:style-name="Default" table:formula="of:=[.D1]/12" office:value-type="float" office:value="62.5">
            <text:p>62.5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Gutter (one side)</text:p>
          </table:table-cell>
          <table:table-cell table:number-columns-repeated="3" table:style-name="Default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Grid internal</text:p>
          </table:table-cell>
          <table:table-cell table:style-name="Default" table:formula="of:=[.B2]-[.B3]*2" office:value-type="float" office:value="67.5">
            <text:p>67.5</text:p>
          </table:table-cell>
          <table:table-cell table:style-name="Default" table:formula="of:=[.C2]-[.C3]*2" office:value-type="float" office:value="50.8333333333333">
            <text:p>50.8333333333</text:p>
          </table:table-cell>
          <table:table-cell table:style-name="Default" table:formula="of:=[.D2]-[.D3]*2" office:value-type="float" office:value="32.5">
            <text:p>32.5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Guide Co-ordinate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formula="of:=[.B7]+[.B$3]" office:value-type="float" office:value="15">
            <text:p>15</text:p>
          </table:table-cell>
          <table:table-cell table:formula="of:=[.C7]+[.C$3]" office:value-type="float" office:value="15">
            <text:p>15</text:p>
          </table:table-cell>
          <table:table-cell table:formula="of:=[.D7]+[.D$3]" office:value-type="float" office:value="15">
            <text:p>15</text:p>
          </table:table-cell>
          <table:table-cell table:style-name="ce5" office:value-type="string" table:number-columns-spanned="1" table:number-rows-spanned="2">
            <text:p>Grid inner 1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table:formula="of:=[.B8]+[.B$4]" office:value-type="float" office:value="82.5">
            <text:p>83</text:p>
          </table:table-cell>
          <table:table-cell table:formula="of:=[.C8]+[.C$4]" office:value-type="float" office:value="65.8333333333333">
            <text:p>66</text:p>
          </table:table-cell>
          <table:table-cell table:formula="of:=[.D8]+[.D$4]" office:value-type="float" office:value="47.5">
            <text:p>48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style-name="ce4" table:formula="of:=[.B9]+[.B$3]" office:value-type="float" office:value="97.5">
            <text:p>98</text:p>
          </table:table-cell>
          <table:table-cell table:style-name="ce4" table:formula="of:=[.C9]+[.C$3]" office:value-type="float" office:value="80.8333333333333">
            <text:p>81</text:p>
          </table:table-cell>
          <table:table-cell table:style-name="ce4" table:formula="of:=[.D9]+[.D$3]" office:value-type="float" office:value="62.5">
            <text:p>63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table:formula="of:=[.B10]+[.B$3]" office:value-type="float" office:value="112.5">
            <text:p>113</text:p>
          </table:table-cell>
          <table:table-cell table:formula="of:=[.C10]+[.C$3]" office:value-type="float" office:value="95.8333333333333">
            <text:p>96</text:p>
          </table:table-cell>
          <table:table-cell table:formula="of:=[.D10]+[.D$3]" office:value-type="float" office:value="77.5">
            <text:p>78</text:p>
          </table:table-cell>
          <table:table-cell table:style-name="ce5" office:value-type="string" table:number-columns-spanned="1" table:number-rows-spanned="2">
            <text:p>Grid inner 2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formula="of:=[.B11]+[.B$4]" office:value-type="float" office:value="180">
            <text:p>180</text:p>
          </table:table-cell>
          <table:table-cell table:formula="of:=[.C11]+[.C$4]" office:value-type="float" office:value="146.666666666667">
            <text:p>147</text:p>
          </table:table-cell>
          <table:table-cell table:formula="of:=[.D11]+[.D$4]" office:value-type="float" office:value="110">
            <text:p>11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style-name="ce4" table:formula="of:=[.B12]+[.B$3]" office:value-type="float" office:value="195">
            <text:p>195</text:p>
          </table:table-cell>
          <table:table-cell table:style-name="ce4" table:formula="of:=[.C12]+[.C$3]" office:value-type="float" office:value="161.666666666667">
            <text:p>162</text:p>
          </table:table-cell>
          <table:table-cell table:style-name="ce4" table:formula="of:=[.D12]+[.D$3]" office:value-type="float" office:value="125">
            <text:p>125</text:p>
          </table:table-cell>
          <table:table-cell table:style-name="ce6"/>
          <table:table-cell table:style-name="ce4" table:number-columns-repeated="3"/>
          <table:table-cell table:style-name="ce6" table:number-columns-repeated="1016"/>
        </table:table-row>
        <table:table-row table:style-name="ro1">
          <table:table-cell office:value-type="float" office:value="8">
            <text:p>8</text:p>
          </table:table-cell>
          <table:table-cell table:formula="of:=[.B13]+[.B$3]" office:value-type="float" office:value="210">
            <text:p>210</text:p>
          </table:table-cell>
          <table:table-cell table:formula="of:=[.C13]+[.C$3]" office:value-type="float" office:value="176.666666666667">
            <text:p>177</text:p>
          </table:table-cell>
          <table:table-cell table:formula="of:=[.D13]+[.D$3]" office:value-type="float" office:value="140">
            <text:p>140</text:p>
          </table:table-cell>
          <table:table-cell table:style-name="ce5" office:value-type="string" table:number-columns-spanned="1" table:number-rows-spanned="2">
            <text:p>Grid inner 3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table:formula="of:=[.B14]+[.B$4]" office:value-type="float" office:value="277.5">
            <text:p>278</text:p>
          </table:table-cell>
          <table:table-cell table:formula="of:=[.C14]+[.C$4]" office:value-type="float" office:value="227.5">
            <text:p>228</text:p>
          </table:table-cell>
          <table:table-cell table:formula="of:=[.D14]+[.D$4]" office:value-type="float" office:value="172.5">
            <text:p>173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style-name="ce4" table:formula="of:=[.B15]+[.B$3]" office:value-type="float" office:value="292.5">
            <text:p>293</text:p>
          </table:table-cell>
          <table:table-cell table:style-name="ce4" table:formula="of:=[.C15]+[.C$3]" office:value-type="float" office:value="242.5">
            <text:p>243</text:p>
          </table:table-cell>
          <table:table-cell table:style-name="ce4" table:formula="of:=[.D15]+[.D$3]" office:value-type="float" office:value="187.5">
            <text:p>188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table:formula="of:=[.B16]+[.B$3]" office:value-type="float" office:value="307.5">
            <text:p>308</text:p>
          </table:table-cell>
          <table:table-cell table:formula="of:=[.C16]+[.C$3]" office:value-type="float" office:value="257.5">
            <text:p>258</text:p>
          </table:table-cell>
          <table:table-cell table:formula="of:=[.D16]+[.D$3]" office:value-type="float" office:value="202.5">
            <text:p>203</text:p>
          </table:table-cell>
          <table:table-cell table:style-name="ce5" office:value-type="string" table:number-columns-spanned="1" table:number-rows-spanned="2">
            <text:p>Grid inner 4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formula="of:=[.B17]+[.B$4]" office:value-type="float" office:value="375">
            <text:p>375</text:p>
          </table:table-cell>
          <table:table-cell table:formula="of:=[.C17]+[.C$4]" office:value-type="float" office:value="308.333333333333">
            <text:p>308</text:p>
          </table:table-cell>
          <table:table-cell table:formula="of:=[.D17]+[.D$4]" office:value-type="float" office:value="235">
            <text:p>235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style-name="ce4" table:formula="of:=[.B18]+[.B$3]" office:value-type="float" office:value="390">
            <text:p>390</text:p>
          </table:table-cell>
          <table:table-cell table:style-name="ce4" table:formula="of:=[.C18]+[.C$3]" office:value-type="float" office:value="323.333333333333">
            <text:p>323</text:p>
          </table:table-cell>
          <table:table-cell table:style-name="ce4" table:formula="of:=[.D18]+[.D$3]"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table:formula="of:=[.B19]+[.B$3]" office:value-type="float" office:value="405">
            <text:p>405</text:p>
          </table:table-cell>
          <table:table-cell table:formula="of:=[.C19]+[.C$3]" office:value-type="float" office:value="338.333333333333">
            <text:p>338</text:p>
          </table:table-cell>
          <table:table-cell table:formula="of:=[.D19]+[.D$3]" office:value-type="float" office:value="265">
            <text:p>265</text:p>
          </table:table-cell>
          <table:table-cell table:style-name="ce5" office:value-type="string" table:number-columns-spanned="1" table:number-rows-spanned="2">
            <text:p>Grid inner 5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formula="of:=[.B20]+[.B$4]" office:value-type="float" office:value="472.5">
            <text:p>473</text:p>
          </table:table-cell>
          <table:table-cell table:formula="of:=[.C20]+[.C$4]" office:value-type="float" office:value="389.166666666667">
            <text:p>389</text:p>
          </table:table-cell>
          <table:table-cell table:formula="of:=[.D20]+[.D$4]" office:value-type="float" office:value="297.5">
            <text:p>298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style-name="ce4" table:formula="of:=[.B21]+[.B$3]" office:value-type="float" office:value="487.5">
            <text:p>488</text:p>
          </table:table-cell>
          <table:table-cell table:style-name="ce4" table:formula="of:=[.C21]+[.C$3]" office:value-type="float" office:value="404.166666666667">
            <text:p>404</text:p>
          </table:table-cell>
          <table:table-cell table:style-name="ce4" table:formula="of:=[.D21]+[.D$3]" office:value-type="float" office:value="312.5">
            <text:p>313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table:formula="of:=[.B22]+[.B$3]" office:value-type="float" office:value="502.5">
            <text:p>503</text:p>
          </table:table-cell>
          <table:table-cell table:formula="of:=[.C22]+[.C$3]" office:value-type="float" office:value="419.166666666667">
            <text:p>419</text:p>
          </table:table-cell>
          <table:table-cell table:formula="of:=[.D22]+[.D$3]" office:value-type="float" office:value="327.5">
            <text:p>328</text:p>
          </table:table-cell>
          <table:table-cell table:style-name="ce5" office:value-type="string" table:number-columns-spanned="1" table:number-rows-spanned="2">
            <text:p>Grid inner 6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formula="of:=[.B23]+[.B$4]" office:value-type="float" office:value="570">
            <text:p>570</text:p>
          </table:table-cell>
          <table:table-cell table:formula="of:=[.C23]+[.C$4]" office:value-type="float" office:value="470">
            <text:p>470</text:p>
          </table:table-cell>
          <table:table-cell table:formula="of:=[.D23]+[.D$4]" office:value-type="float" office:value="360">
            <text:p>36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style-name="ce4" table:formula="of:=[.B24]+[.B$3]" office:value-type="float" office:value="585">
            <text:p>585</text:p>
          </table:table-cell>
          <table:table-cell table:style-name="ce4" table:formula="of:=[.C24]+[.C$3]" office:value-type="float" office:value="485">
            <text:p>485</text:p>
          </table:table-cell>
          <table:table-cell table:style-name="ce4" table:formula="of:=[.D24]+[.D$3]"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table:formula="of:=[.B25]+[.B$3]" office:value-type="float" office:value="600">
            <text:p>600</text:p>
          </table:table-cell>
          <table:table-cell table:formula="of:=[.C25]+[.C$3]" office:value-type="float" office:value="500">
            <text:p>500</text:p>
          </table:table-cell>
          <table:table-cell table:formula="of:=[.D25]+[.D$3]" office:value-type="float" office:value="390">
            <text:p>390</text:p>
          </table:table-cell>
          <table:table-cell table:style-name="ce5" office:value-type="string" table:number-columns-spanned="1" table:number-rows-spanned="2">
            <text:p>Grid inner 7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formula="of:=[.B26]+[.B$4]" office:value-type="float" office:value="667.5">
            <text:p>668</text:p>
          </table:table-cell>
          <table:table-cell table:formula="of:=[.C26]+[.C$4]" office:value-type="float" office:value="550.833333333333">
            <text:p>551</text:p>
          </table:table-cell>
          <table:table-cell table:formula="of:=[.D26]+[.D$4]" office:value-type="float" office:value="422.5">
            <text:p>423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style-name="ce4" table:formula="of:=[.B27]+[.B$3]" office:value-type="float" office:value="682.5">
            <text:p>683</text:p>
          </table:table-cell>
          <table:table-cell table:style-name="ce4" table:formula="of:=[.C27]+[.C$3]" office:value-type="float" office:value="565.833333333333">
            <text:p>566</text:p>
          </table:table-cell>
          <table:table-cell table:style-name="ce4" table:formula="of:=[.D27]+[.D$3]" office:value-type="float" office:value="437.5">
            <text:p>438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 table:formula="of:=[.B28]+[.B$3]" office:value-type="float" office:value="697.5">
            <text:p>698</text:p>
          </table:table-cell>
          <table:table-cell table:formula="of:=[.C28]+[.C$3]" office:value-type="float" office:value="580.833333333333">
            <text:p>581</text:p>
          </table:table-cell>
          <table:table-cell table:formula="of:=[.D28]+[.D$3]" office:value-type="float" office:value="452.5">
            <text:p>453</text:p>
          </table:table-cell>
          <table:table-cell table:style-name="ce5" office:value-type="string" table:number-columns-spanned="1" table:number-rows-spanned="2">
            <text:p>Grid inner 8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formula="of:=[.B29]+[.B$4]" office:value-type="float" office:value="765">
            <text:p>765</text:p>
          </table:table-cell>
          <table:table-cell table:formula="of:=[.C29]+[.C$4]" office:value-type="float" office:value="631.666666666667">
            <text:p>632</text:p>
          </table:table-cell>
          <table:table-cell table:formula="of:=[.D29]+[.D$4]" office:value-type="float" office:value="485">
            <text:p>485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style-name="ce4" table:formula="of:=[.B30]+[.B$3]" office:value-type="float" office:value="780">
            <text:p>780</text:p>
          </table:table-cell>
          <table:table-cell table:style-name="ce4" table:formula="of:=[.C30]+[.C$3]" office:value-type="float" office:value="646.666666666667">
            <text:p>647</text:p>
          </table:table-cell>
          <table:table-cell table:style-name="ce4" table:formula="of:=[.D30]+[.D$3]" office:value-type="float" office:value="500">
            <text:p>500</text:p>
          </table:table-cell>
          <table:table-cell table:number-columns-repeated="1020"/>
        </table:table-row>
        <table:table-row table:style-name="ro1">
          <table:table-cell office:value-type="float" office:value="26">
            <text:p>26</text:p>
          </table:table-cell>
          <table:table-cell table:formula="of:=[.B31]+[.B$3]" office:value-type="float" office:value="795">
            <text:p>795</text:p>
          </table:table-cell>
          <table:table-cell table:formula="of:=[.C31]+[.C$3]" office:value-type="float" office:value="661.666666666667">
            <text:p>662</text:p>
          </table:table-cell>
          <table:table-cell table:formula="of:=[.D31]+[.D$3]" office:value-type="float" office:value="515">
            <text:p>515</text:p>
          </table:table-cell>
          <table:table-cell table:style-name="ce5" office:value-type="string" table:number-columns-spanned="1" table:number-rows-spanned="2">
            <text:p>Grid inner 9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formula="of:=[.B32]+[.B$4]" office:value-type="float" office:value="862.5">
            <text:p>863</text:p>
          </table:table-cell>
          <table:table-cell table:formula="of:=[.C32]+[.C$4]" office:value-type="float" office:value="712.5">
            <text:p>713</text:p>
          </table:table-cell>
          <table:table-cell table:formula="of:=[.D32]+[.D$4]" office:value-type="float" office:value="547.5">
            <text:p>548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style-name="ce4" table:formula="of:=[.B33]+[.B$3]" office:value-type="float" office:value="877.5">
            <text:p>878</text:p>
          </table:table-cell>
          <table:table-cell table:style-name="ce4" table:formula="of:=[.C33]+[.C$3]" office:value-type="float" office:value="727.5">
            <text:p>728</text:p>
          </table:table-cell>
          <table:table-cell table:style-name="ce4" table:formula="of:=[.D33]+[.D$3]" office:value-type="float" office:value="562.5">
            <text:p>563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table:formula="of:=[.B34]+[.B$3]" office:value-type="float" office:value="892.5">
            <text:p>893</text:p>
          </table:table-cell>
          <table:table-cell table:formula="of:=[.C34]+[.C$3]" office:value-type="float" office:value="742.5">
            <text:p>743</text:p>
          </table:table-cell>
          <table:table-cell table:formula="of:=[.D34]+[.D$3]" office:value-type="float" office:value="577.5">
            <text:p>578</text:p>
          </table:table-cell>
          <table:table-cell table:style-name="ce5" office:value-type="string" table:number-columns-spanned="1" table:number-rows-spanned="2">
            <text:p>Grid inner 1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formula="of:=[.B35]+[.B$4]" office:value-type="float" office:value="960">
            <text:p>960</text:p>
          </table:table-cell>
          <table:table-cell table:formula="of:=[.C35]+[.C$4]" office:value-type="float" office:value="793.333333333333">
            <text:p>793</text:p>
          </table:table-cell>
          <table:table-cell table:formula="of:=[.D35]+[.D$4]" office:value-type="float" office:value="610">
            <text:p>61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style-name="ce4" table:formula="of:=[.B36]+[.B$3]" office:value-type="float" office:value="975">
            <text:p>975</text:p>
          </table:table-cell>
          <table:table-cell table:style-name="ce4" table:formula="of:=[.C36]+[.C$3]" office:value-type="float" office:value="808.333333333333">
            <text:p>808</text:p>
          </table:table-cell>
          <table:table-cell table:style-name="ce4" table:formula="of:=[.D36]+[.D$3]" office:value-type="float" office:value="625">
            <text:p>625</text:p>
          </table:table-cell>
          <table:table-cell table:number-columns-repeated="1020"/>
        </table:table-row>
        <table:table-row table:style-name="ro1">
          <table:table-cell office:value-type="float" office:value="32">
            <text:p>32</text:p>
          </table:table-cell>
          <table:table-cell table:formula="of:=[.B37]+[.B$3]" office:value-type="float" office:value="990">
            <text:p>990</text:p>
          </table:table-cell>
          <table:table-cell table:formula="of:=[.C37]+[.C$3]" office:value-type="float" office:value="823.333333333333">
            <text:p>823</text:p>
          </table:table-cell>
          <table:table-cell table:formula="of:=[.D37]+[.D$3]" office:value-type="float" office:value="640">
            <text:p>640</text:p>
          </table:table-cell>
          <table:table-cell table:style-name="ce5" office:value-type="string" table:number-columns-spanned="1" table:number-rows-spanned="2">
            <text:p>Grid inner 11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formula="of:=[.B38]+[.B$4]" office:value-type="float" office:value="1057.5">
            <text:p>1058</text:p>
          </table:table-cell>
          <table:table-cell table:formula="of:=[.C38]+[.C$4]" office:value-type="float" office:value="874.166666666667">
            <text:p>874</text:p>
          </table:table-cell>
          <table:table-cell table:formula="of:=[.D38]+[.D$4]" office:value-type="float" office:value="672.5">
            <text:p>673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style-name="ce4" table:formula="of:=[.B39]+[.B$3]" office:value-type="float" office:value="1072.5">
            <text:p>1073</text:p>
          </table:table-cell>
          <table:table-cell table:style-name="ce4" table:formula="of:=[.C39]+[.C$3]" office:value-type="float" office:value="889.166666666667">
            <text:p>889</text:p>
          </table:table-cell>
          <table:table-cell table:style-name="ce4" table:formula="of:=[.D39]+[.D$3]" office:value-type="float" office:value="687.5">
            <text:p>688</text:p>
          </table:table-cell>
          <table:table-cell table:number-columns-repeated="1020"/>
        </table:table-row>
        <table:table-row table:style-name="ro1">
          <table:table-cell office:value-type="float" office:value="35">
            <text:p>35</text:p>
          </table:table-cell>
          <table:table-cell table:formula="of:=[.B40]+[.B$3]" office:value-type="float" office:value="1087.5">
            <text:p>1088</text:p>
          </table:table-cell>
          <table:table-cell table:formula="of:=[.C40]+[.C$3]" office:value-type="float" office:value="904.166666666667">
            <text:p>904</text:p>
          </table:table-cell>
          <table:table-cell table:formula="of:=[.D40]+[.D$3]" office:value-type="float" office:value="702.5">
            <text:p>703</text:p>
          </table:table-cell>
          <table:table-cell table:style-name="ce5" office:value-type="string" table:number-columns-spanned="1" table:number-rows-spanned="2">
            <text:p>Grid inner 12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formula="of:=[.B41]+[.B$4]" office:value-type="float" office:value="1155">
            <text:p>1155</text:p>
          </table:table-cell>
          <table:table-cell table:formula="of:=[.C41]+[.C$4]" office:value-type="float" office:value="955">
            <text:p>955</text:p>
          </table:table-cell>
          <table:table-cell table:formula="of:=[.D41]+[.D$4]" office:value-type="float" office:value="735">
            <text:p>735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style-name="ce4" table:formula="of:=[.B42]+[.B$3]" office:value-type="float" office:value="1170">
            <text:p>1170</text:p>
          </table:table-cell>
          <table:table-cell table:style-name="ce4" table:formula="of:=[.C42]+[.C$3]" office:value-type="float" office:value="970">
            <text:p>970</text:p>
          </table:table-cell>
          <table:table-cell table:style-name="ce4" table:formula="of:=[.D42]+[.D$3]" office:value-type="float" office:value="750">
            <text:p>750</text:p>
          </table:table-cell>
          <table:table-cell/>
          <table:table-cell table:style-name="Default" table:number-columns-repeated="3"/>
          <table:table-cell table:number-columns-repeated="101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21:0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9:58:31.09</meta:creation-date>
    <dc:date>2014-07-07T21:05:44.78</dc:date>
    <meta:editing-duration>PT51M21S</meta:editing-duration>
    <meta:editing-cycles>2</meta:editing-cycles>
    <meta:generator>OpenOffice/4.1.0$Win32 OpenOffice.org_project/410m18$Build-9764</meta:generator>
    <meta:document-statistic meta:table-count="3" meta:cell-count="177" meta:object-count="0"/>
  </office:meta>
</office:document-meta>
</file>